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0F4000002CB78207EC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Segoe UI1" svg:font-family="'Segoe UI'"/>
    <style:font-face style:name="Times New Roman2" svg:font-family="'Times New Roman'"/>
    <style:font-face style:name="Times New Roman1" svg:font-family="'Times New Roman', serif"/>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line-height="150%" fo:text-align="start" style:justify-single-word="false"/>
      <style:text-properties fo:color="#000000" style:font-name="Times New Roman" fo:font-size="14pt" fo:font-weight="normal" style:font-size-asian="14pt" style:font-weight-asian="normal" style:font-name-complex="Times New Roman3" style:font-size-complex="14pt" style:font-weight-complex="normal"/>
    </style:style>
    <style:style style:name="P2" style:family="paragraph" style:parent-style-name="Standard">
      <style:paragraph-properties fo:line-height="150%"/>
      <style:text-properties fo:color="#000000" style:font-name="Times New Roman" fo:font-size="14pt" style:font-size-asian="14pt" style:font-name-complex="Times New Roman3" style:font-size-complex="14pt"/>
    </style:style>
    <style:style style:name="P3" style:family="paragraph" style:parent-style-name="Standard">
      <style:paragraph-properties fo:line-height="150%" fo:text-align="end" style:justify-single-word="false"/>
      <style:text-properties fo:color="#000000" style:font-name="Times New Roman" fo:font-size="14pt" style:font-size-asian="14pt" style:font-name-complex="Times New Roman3" style:font-size-complex="14pt"/>
    </style:style>
    <style:style style:name="P4" style:family="paragraph" style:parent-style-name="Standard">
      <style:paragraph-properties fo:line-height="150%" fo:text-align="end" style:justify-single-word="false"/>
      <style:text-properties fo:color="#000000" style:font-name="Times New Roman" fo:font-size="14pt" fo:font-weight="bold" style:font-size-asian="14pt" style:font-weight-asian="bold" style:font-name-complex="Times New Roman3" style:font-size-complex="14pt"/>
    </style:style>
    <style:style style:name="P5" style:family="paragraph" style:parent-style-name="Standard">
      <style:paragraph-properties fo:line-height="150%"/>
      <style:text-properties fo:color="#000000" style:font-name="Courier New1" fo:font-size="9pt" style:font-size-asian="9pt" style:font-name-complex="Times New Roman3" style:font-size-complex="9pt"/>
    </style:style>
    <style:style style:name="P6" style:family="paragraph" style:parent-style-name="Standard" style:list-style-name="">
      <style:paragraph-properties style:text-autospace="none"/>
      <style:text-properties fo:color="#000000" style:font-name="Courier New1" fo:font-size="9pt" style:font-size-asian="9pt" style:font-name-complex="Consolas" style:font-size-complex="9pt"/>
    </style:style>
    <style:style style:name="P7" style:family="paragraph" style:parent-style-name="Standard" style:list-style-name="">
      <style:paragraph-properties style:text-autospace="none"/>
      <style:text-properties fo:color="#000000" style:font-name="Courier New1" fo:font-size="9pt" style:font-name-asian="Consolas" style:font-size-asian="9pt" style:font-name-complex="Consolas" style:font-size-complex="9pt"/>
    </style:style>
    <style:style style:name="P8" style:family="paragraph" style:parent-style-name="Standard" style:list-style-name="">
      <style:paragraph-properties style:text-autospace="none"/>
      <style:text-properties style:font-name="Courier New1" fo:font-size="9pt" style:font-size-asian="9pt" style:font-size-complex="9pt"/>
    </style:style>
    <style:style style:name="P9" style:family="paragraph" style:parent-style-name="Standard">
      <style:paragraph-properties fo:margin-left="0cm" fo:margin-right="0cm" fo:margin-top="0.176cm" fo:margin-bottom="0cm" fo:line-height="150%" fo:text-align="end" style:justify-single-word="false" fo:text-indent="1.251cm" style:auto-text-indent="false"/>
      <style:text-properties fo:color="#000000" style:font-name="Times New Roman" fo:font-size="14pt" style:font-name-asian="Segoe UI1" style:font-size-asian="14pt" style:font-name-complex="Segoe UI1" style:font-size-complex="14pt"/>
    </style:style>
    <style:style style:name="P10" style:family="paragraph" style:parent-style-name="Standard">
      <style:paragraph-properties fo:margin-left="0cm" fo:margin-right="0cm" fo:line-height="150%" fo:text-align="center" style:justify-single-word="false" fo:text-indent="1.251cm" style:auto-text-indent="false"/>
      <style:text-properties fo:color="#000000" style:font-name="Times New Roman" fo:font-size="14pt" fo:font-weight="bold" style:font-size-asian="14pt" style:font-weight-asian="bold" style:font-name-complex="Times New Roman3" style:font-size-complex="14pt"/>
    </style:style>
    <style:style style:name="P11" style:family="paragraph" style:parent-style-name="Standard">
      <style:paragraph-properties fo:margin-left="0cm" fo:margin-right="0cm" fo:line-height="150%" fo:text-align="end" style:justify-single-word="false" fo:text-indent="1.251cm" style:auto-text-indent="false"/>
      <style:text-properties fo:color="#000000" style:font-name="Times New Roman" fo:font-size="14pt" fo:font-weight="bold" style:font-size-asian="14pt" style:font-weight-asian="bold" style:font-name-complex="Times New Roman3" style:font-size-complex="14pt"/>
    </style:style>
    <style:style style:name="P1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font-style="italic" style:text-underline-style="solid" style:text-underline-width="auto" style:text-underline-color="font-color" style:font-size-asian="14pt" style:font-style-asian="italic" style:font-name-complex="Times New Roman3" style:font-size-complex="14pt"/>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style:font-size-asian="14pt" style:font-name-complex="Times New Roman3" style:font-size-complex="14pt"/>
    </style:style>
    <style:style style:name="P14"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style:font-size-asian="14pt" style:font-size-complex="14pt"/>
    </style:style>
    <style:style style:name="P15" style:family="paragraph" style:parent-style-name="Standard">
      <style:paragraph-properties fo:margin-left="0cm" fo:margin-right="0cm" fo:line-height="150%" fo:text-align="justify" style:justify-single-word="false" fo:text-indent="1.251cm" style:auto-text-indent="false"/>
    </style:style>
    <style:style style:name="P16" style:family="paragraph" style:parent-style-name="Text_20_body">
      <style:paragraph-properties fo:margin-left="0cm" fo:margin-right="0cm" fo:margin-top="0.176cm" fo:margin-bottom="0cm" fo:line-height="150%" fo:text-align="center" style:justify-single-word="false" fo:text-indent="1.251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7" style:family="paragraph" style:parent-style-name="Text_20_body">
      <style:paragraph-properties fo:margin-left="0cm" fo:margin-right="0cm" fo:margin-top="0.176cm" fo:margin-bottom="0cm" fo:line-height="150%" fo:text-align="justify" style:justify-single-word="false" fo:text-indent="1.251cm" style:auto-text-indent="false"/>
      <style:text-properties fo:color="#000000" style:font-name="Times New Roman" fo:font-size="14pt" style:font-size-asian="14pt" style:font-size-complex="14pt"/>
    </style:style>
    <style:style style:name="P18"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fo:font-size="14pt" fo:font-weight="normal" style:font-size-asian="14pt" style:font-weight-asian="normal" style:font-name-complex="Times New Roman3" style:font-size-complex="14pt" style:font-weight-complex="normal"/>
    </style:style>
    <style:style style:name="P19" style:family="paragraph" style:parent-style-name="Text_20_body">
      <style:paragraph-properties fo:margin-left="0cm" fo:margin-right="0cm" fo:line-height="150%" fo:text-align="justify" style:justify-single-word="false" fo:text-indent="1.251cm" style:auto-text-indent="false"/>
      <style:text-properties style:font-name="Times New Roman" fo:font-size="14pt" style:font-size-asian="14pt" style:font-size-complex="14pt"/>
    </style:style>
    <style:style style:name="P20" style:family="paragraph" style:parent-style-name="Normal_20__28_Web_29_" style:master-page-name="Standard">
      <style:paragraph-properties fo:margin-left="0cm" fo:margin-right="0cm" fo:margin-top="0.176cm" fo:margin-bottom="0cm" fo:line-height="150%" fo:text-align="center" style:justify-single-word="false" fo:text-indent="1.251cm" style:auto-text-indent="false" style:page-number="auto"/>
      <style:text-properties fo:color="#000000" style:font-name="Times New Roman" fo:font-size="14pt" style:font-size-asian="14pt" style:font-size-complex="14pt"/>
    </style:style>
    <style:style style:name="P21" style:family="paragraph" style:parent-style-name="Normal_20__28_Web_29_">
      <style:paragraph-properties fo:margin-left="0cm" fo:margin-right="0cm" fo:margin-top="0.176cm" fo:margin-bottom="0cm" fo:line-height="150%" fo:text-indent="1.251cm" style:auto-text-indent="false"/>
      <style:text-properties fo:color="#000000" style:font-name="Times New Roman" fo:font-size="14pt" style:font-size-asian="14pt" style:font-size-complex="14pt"/>
    </style:style>
    <style:style style:name="P22" style:family="paragraph" style:parent-style-name="Normal_20__28_Web_29_">
      <style:paragraph-properties fo:margin-left="0cm" fo:margin-right="0cm" fo:margin-top="0.176cm" fo:margin-bottom="0cm" fo:line-height="150%" fo:text-align="center" style:justify-single-word="false" fo:text-indent="1.251cm" style:auto-text-indent="false"/>
      <style:text-properties fo:color="#000000" style:font-name="Times New Roman" fo:font-size="14pt" style:font-size-asian="14pt" style:font-size-complex="14pt"/>
    </style:style>
    <style:style style:name="P23" style:family="paragraph" style:parent-style-name="Normal_20__28_Web_29_">
      <style:paragraph-properties fo:margin-left="0cm" fo:margin-right="0cm" fo:margin-top="0.176cm" fo:margin-bottom="0cm" fo:line-height="150%" fo:text-align="end" style:justify-single-word="false" fo:text-indent="1.251cm" style:auto-text-indent="false"/>
      <style:text-properties fo:color="#000000" style:font-name="Times New Roman" fo:font-size="14pt" style:font-size-asian="14pt" style:font-size-complex="14pt"/>
    </style:style>
    <style:style style:name="P24" style:family="paragraph" style:parent-style-name="Normal_20__28_Web_29_">
      <style:paragraph-properties fo:margin-left="0cm" fo:margin-right="0cm" fo:margin-top="0.176cm" fo:margin-bottom="0cm" fo:line-height="150%" fo:text-align="center" style:justify-single-word="false" fo:text-indent="1.251cm" style:auto-text-indent="false"/>
      <style:text-properties fo:color="#000000" style:font-name="Times New Roman" fo:font-size="14pt" style:font-size-asian="14pt" style:font-size-complex="14pt" style:font-weight-complex="bold"/>
    </style:style>
    <style:style style:name="P25" style:family="paragraph" style:parent-style-name="Normal_20__28_Web_29_">
      <style:paragraph-properties fo:margin-left="0cm" fo:margin-right="0cm" fo:margin-top="0.176cm" fo:margin-bottom="0cm" fo:line-height="150%" fo:text-align="center" style:justify-single-word="false" fo:text-indent="1.251cm" style:auto-text-indent="false"/>
      <style:text-properties fo:color="#000000" style:font-name="Times New Roman" fo:font-size="14pt" fo:font-weight="bold" style:font-size-asian="14pt" style:font-weight-asian="bold" style:font-size-complex="14pt"/>
    </style:style>
    <style:style style:name="P26" style:family="paragraph" style:parent-style-name="List_20_Paragraph">
      <style:paragraph-properties fo:margin-left="0cm" fo:margin-right="0cm" fo:line-height="150%" fo:text-align="justify" style:justify-single-word="false" fo:text-indent="1.251cm" style:auto-text-indent="false"/>
      <style:text-properties style:font-name="Times New Roman" fo:font-size="14pt" style:font-size-asian="14pt" style:font-size-complex="14pt"/>
    </style:style>
    <style:style style:name="T1" style:family="text">
      <style:text-properties fo:color="#000000" fo:language="en" fo:country="US" fo:font-style="italic" style:text-underline-style="solid" style:text-underline-width="auto" style:text-underline-color="font-color" style:font-style-asian="italic" style:font-name-complex="Times New Roman3"/>
    </style:style>
    <style:style style:name="T2" style:family="text">
      <style:text-properties fo:color="#000000" style:font-name-asian="Consolas" style:font-name-complex="Consolas"/>
    </style:style>
    <style:style style:name="T3" style:family="text">
      <style:text-properties fo:color="#000000" fo:font-style="italic" style:font-style-asian="italic" style:font-name-complex="Times New Roman3"/>
    </style:style>
    <style:style style:name="T4" style:family="text">
      <style:text-properties fo:color="#000000" fo:font-style="italic" style:text-underline-style="solid" style:text-underline-width="auto" style:text-underline-color="font-color" style:font-style-asian="italic" style:font-name-complex="Times New Roman3"/>
    </style:style>
    <style:style style:name="T5" style:family="text">
      <style:text-properties fo:color="#000000" fo:font-style="normal" style:font-style-asian="normal" style:font-name-complex="Times New Roman3" style:font-style-complex="normal"/>
    </style:style>
    <style:style style:name="T6" style:family="text">
      <style:text-properties fo:color="#000000" style:font-name="Times New Roman" fo:font-size="14pt" style:font-size-asian="14pt" style:font-name-complex="Times New Roman3" style:font-size-complex="14pt"/>
    </style:style>
    <style:style style:name="T7" style:family="text">
      <style:text-properties fo:color="#000000" style:font-name-complex="Times New Roman3"/>
    </style:style>
    <style:style style:name="T8" style:family="text">
      <style:text-properties fo:color="#000000" style:font-name="Courier New1" fo:font-size="9pt" style:font-name-asian="Consolas" style:font-size-asian="9pt" style:font-name-complex="Consolas" style:font-size-complex="9pt"/>
    </style:style>
    <style:style style:name="T9" style:family="text">
      <style:text-properties fo:language="en" fo:country="US"/>
    </style:style>
    <style:style style:name="T10" style:family="text">
      <style:text-properties fo:color="#0000ff" style:font-name-asian="Consolas" style:font-name-complex="Consolas"/>
    </style:style>
    <style:style style:name="T11" style:family="text">
      <style:text-properties fo:color="#2b91af" style:font-name-asian="Consolas" style:font-name-complex="Consolas"/>
    </style:style>
    <style:style style:name="T12" style:family="text">
      <style:text-properties fo:color="#a31515" style:font-name-asian="Consolas" style:font-name-complex="Consolas"/>
    </style:style>
    <style:style style:name="T13" style:family="text">
      <style:text-properties fo:font-variant="normal" fo:text-transform="none" fo:color="#000000" fo:letter-spacing="normal" fo:font-style="normal" fo:font-weight="normal" style:font-style-asian="normal" style:font-name-complex="Times New Roman3" style:font-style-complex="normal"/>
    </style:style>
    <style:style style:name="T14" style:family="text">
      <style:text-properties fo:font-variant="normal" fo:text-transform="none" fo:color="#161616" fo:letter-spacing="normal" fo:font-style="normal" fo:font-weight="normal" style:font-style-asian="normal" style:font-name-complex="Times New Roman3" style:font-style-complex="normal"/>
    </style:style>
    <style:style style:name="T15" style:family="text">
      <style:text-properties fo:color="#161616"/>
    </style:style>
    <style:style style:name="T16" style:family="text">
      <style:text-properties fo:color="#161616" style:font-name="Times New Roman" fo:font-size="14pt" fo:font-weight="normal" style:font-size-asian="14pt" style:font-weight-asian="normal" style:font-name-complex="Times New Roman3" style:font-size-complex="14pt" style:font-weight-complex="normal"/>
    </style:style>
    <style:style style:name="T17" style:family="text">
      <style:text-properties fo:language="ru" fo:country="RU"/>
    </style:style>
    <style:style style:name="T18" style:family="text">
      <style:text-properties style:font-name="Times New Roman" fo:font-weight="normal" style:font-weight-asian="normal" style:font-weight-complex="normal"/>
    </style:style>
    <style:style style:name="T19" style:family="text">
      <style:text-properties style:font-name="Times New Roman" fo:font-size="14pt" style:font-size-asian="14pt" style:font-size-complex="14pt"/>
    </style:style>
    <style:style style:name="T20" style:family="text">
      <style:text-properties style:font-name-asian="Consolas"/>
    </style:style>
    <style:style style:name="T21" style:family="text">
      <style:text-properties style:font-name-asian="Consolas" style:font-name-complex="Consola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МИНОБРНАУКИ РОССИИ </text:p>
      <text:p text:style-name="P22">Федеральное государственное бюджетное образовательное учреждение </text:p>
      <text:p text:style-name="P22">высшего образования «Тульский государственный университет» </text:p>
      <text:p text:style-name="P22">Кафедра вычислительной техники </text:p>
      <text:p text:style-name="P22"/>
      <text:p text:style-name="P22">Отчет по лабораторной работе №6</text:p>
      <text:p text:style-name="P16">Деревья принятия решений</text:p>
      <text:p text:style-name="P16"/>
      <text:p text:style-name="P24">Вариант 6</text:p>
      <text:p text:style-name="P23">Выполнил студент группы 220681</text:p>
      <text:p text:style-name="P23">Гришанов Александр Александрович</text:p>
      <text:p text:style-name="P23"/>
      <text:p text:style-name="P23">Проверил:</text:p>
      <text:p text:style-name="P9">Доц. Афанасьева Светлана Михайловна</text:p>
      <text:p text:style-name="P23"/>
      <text:p text:style-name="P21"/>
      <text:p text:style-name="P21"/>
      <text:p text:style-name="P21"/>
      <text:p text:style-name="P21"><text:s text:c="2"/></text:p>
      <text:p text:style-name="P22"/>
      <text:p text:style-name="P22"/>
      <text:p text:style-name="P22"/>
      <text:p text:style-name="P22"/>
      <text:p text:style-name="P22"/>
      <text:p text:style-name="P22">Тула 2019</text:p>
      <text:p text:style-name="P25"><text:soft-page-break/>1. Цель работы</text:p>
      <text:p text:style-name="P17">Ознакомиться с древовидными структурами данных, которые позволяют моделировать ситуации, где допустима множественность решений, а каждая ветвь представляет собой определенный выбор </text:p>
      <text:p text:style-name="P10">2. Теоретическая справка</text:p>
      <text:p text:style-name="P18"><text:span text:style-name="T15"><text:tab/></text:span><text:span text:style-name="T15">Минимакс — поисковая стратегия, при которой на каждом ходе игры пытаются минимизировать выгоду противника. Так, если есть два возможных хода, где первый позволяет выиграть вашему сопернику, а второй сулит проигрыш, следует предпочесть второй.</text:span></text:p>
      <text:p text:style-name="P18"><text:span text:style-name="T15"><text:tab/>Эвристика — это алгоритм, который находит возможный хороший результат, но не гарантирует, что тот будет наилучшим. </text:span></text:p>
      <text:p text:style-name="P18"><text:span text:style-name="T15">Самый простой способ исследовать дерево принятия решений — проследовать по всем его вершинам и найти лучший ответ к задаче, то есть провести исчерпывающий поиск. Следует отметить, что для этого само дерево строить не нужно, необходим лишь путь, который поможет определить, в каком месте структуры данных вы пребываете. Многие алгоритмы в таком случае используют рекурсию — она помогает выбирать ветви на разных уровнях, а сами вызовы отслеживают текущую позицию.</text:span></text:p>
      <text:p text:style-name="P19"><text:tab/>Метод ветвей и границ. Это более эффективный метод, чем <text:tab/>исчерпывающий поиск. Когда алгоритм доходит до конца ветви, он <text:tab/>рассчитывает лучший результат, который может достичь на данном пути. <text:tab/>Если полученное значение не превосходит последнее найденное лучшее, <text:tab/>ветвь игнорируется и поиска по ее поддереву не происходит. Иногда <text:tab/>такой способ значительно экономит время.</text:p>
      <text:p text:style-name="P19"><text:tab/>Исчерпывающий поиск и метод ветвей и границ находят наилучшее возможное решение, но, к сожалению, работают только с относительно небольшими задачами. Для поиска в больших деревьях удобнее использовать эвристику. Она не обязательно найдет наилучший возможный ответ, но даст <text:soft-page-break/>неплохую версию хотя бы для оптимизационной версии задачи. В следующих пунктах рассматриваются четыре эвристических метода применительно к задаче о разбиении. </text:p>
      <text:p text:style-name="P19">Случайный поиск. Одна из наиболее простых эвристик для поиска по дереву решений - следование по случайным путям. В этом случае в каждой вершине выбирается произвольная ветвь. Пересмотрев достаточное их количество, можно найти относительно неплохое решение. </text:p>
      <text:p text:style-name="P19">Усовершенствование путей. Предыдущий эвристический метод можно сделать более эффективным: начните с выбора произвольного пути, затем случайным образом определите элемент и переместите его из текущей группы в другую. Если это улучшит разбиение, продолжайте обмен, если нет, отмените действия и предпримите следующую попытку. Повторяйте процесс, пока усовершенствование остается возможным. </text:p>
      <text:p text:style-name="P19">Имитация отжига. Это улучшенная версия усовершенствования путей. В ходе нее в исходное решение вначале вносятся большие изменения, а затем все меньшие и меньшие, пока алгоритм не достигнет нужной тестовой версии, которая и сравнивается с последним найденным лучшим решением. </text:p>
      <text:p text:style-name="P10">3. Задания</text:p>
      <text:p text:style-name="P12">3.1 Задания:</text:p>
      <text:p text:style-name="P26"><text:span text:style-name="T3">Задание 1:</text:span><text:span text:style-name="T5"> </text:span><text:span text:style-name="T14">Напишите программу для решения оптимизационной задачи о разбиении. Используйте эвристику поиска максимума. </text:span></text:p>
      <text:p text:style-name="P26"><text:span text:style-name="T13"><text:s/></text:span></text:p>
      <text:p text:style-name="P14"><text:span text:style-name="T4">3.</text:span><text:span text:style-name="T1">2</text:span><text:span text:style-name="T4"> Алгоритмы:</text:span></text:p>
      <text:p text:style-name="P13"><text:tab/>Реализован <text:span text:style-name="T17">самописный класс T</text:span><text:span text:style-name="T9">ree </text:span><text:span text:style-name="T17">для создания бинарного дерева,</text:span><text:span text:style-name="T9"> имеются 2 переменны</text:span><text:span text:style-name="T17">е</text:span><text:span text:style-name="T9">, </text:span><text:span text:style-name="T17">с</text:span><text:span text:style-name="T9">уммирование в которы</text:span><text:span text:style-name="T17">е</text:span><text:span text:style-name="T9"> прои</text:span><text:span text:style-name="T17">сходит по принципу «прибавить к меньшему». Значения берутся по убыванию, с помощью обхода </text:span><text:soft-page-break/><text:span text:style-name="T17">дерева. Таким образом из любого множества чисел достигается 2 суммы с минимальной разницей.</text:span></text:p>
      <text:p text:style-name="P14"><text:span text:style-name="T7"><text:tab/></text:span><text:span text:style-name="T4">3.3 Тестирование:</text:span></text:p>
      <text:p text:style-name="P14"><text:span text:style-name="T7"><text:tab/><text:tab/></text:span><text:span text:style-name="T3">3.3.1 Тестирование программы для задачи 1</text:span></text:p>
      <text:p text:style-name="P13">Работает исправно, если не введены буквы вместо цифр.</text:p>
      <text:p text:style-name="P13"><text:tab/></text:p>
      <text:p text:style-name="P10">Список литературы</text:p>
      <text:p text:style-name="P15"><text:span text:style-name="T6">1. METANIT.COM. C#/.NET (Электронный ресурс) – Режим доступа: </text:span><text:a xlink:type="simple" xlink:href="https://metanit.com/sharp/" text:style-name="Internet_20_link" text:visited-style-name="Visited_20_Internet_20_Link"><text:span text:style-name="T19">https://metanit.com/sharp/</text:span></text:a><text:span text:style-name="T6">;</text:span></text:p>
      <text:p text:style-name="P13">2. Методические указания к лабораторным работам(Электронное пособие).</text:p>
      <text:p text:style-name="P11"/>
      <text:p text:style-name="P11"/>
      <text:p text:style-name="P4"/>
      <text:p text:style-name="P4"/>
      <text:p text:style-name="P4"/>
      <text:p text:style-name="P4"/>
      <text:p text:style-name="P4"/>
      <text:p text:style-name="P4"/>
      <text:p text:style-name="P4"/>
      <text:p text:style-name="P4"/>
      <text:p text:style-name="P4"/>
      <text:p text:style-name="P4"/>
      <text:p text:style-name="P4"><text:soft-page-break/>Приложения</text:p>
      <text:p text:style-name="P3">Приложение 1.1 </text:p>
      <text:p text:style-name="P2">Исходный код задания 1</text:p>
      <text:p text:style-name="P5"><text:span text:style-name="T10">public</text:span><text:span text:style-name="T21"> </text:span><text:span text:style-name="T10">class</text:span><text:span text:style-name="T21"> </text:span><text:span text:style-name="T11">Node</text:span><text:span text:style-name="T21"> <text:s text:c="3"/>{</text:span></text:p>
      <text:p text:style-name="P8"><text:span text:style-name="T2"><text:s text:c="8"/></text:span><text:span text:style-name="T10">public</text:span><text:span text:style-name="T2"> Node Left = </text:span><text:span text:style-name="T10">null</text:span><text:span text:style-name="T2">;</text:span></text:p>
      <text:p text:style-name="P8"><text:span text:style-name="T2"><text:s text:c="8"/></text:span><text:span text:style-name="T10">public</text:span><text:span text:style-name="T2"> Node Rigth = </text:span><text:span text:style-name="T10">null</text:span><text:span text:style-name="T2">;</text:span></text:p>
      <text:p text:style-name="P8"><text:span text:style-name="T2"><text:s text:c="8"/></text:span><text:span text:style-name="T10">public</text:span><text:span text:style-name="T2"> </text:span><text:span text:style-name="T10">int</text:span><text:span text:style-name="T2"> Value = 0;</text:span></text:p>
      <text:p text:style-name="P8"><text:span text:style-name="T2"><text:s text:c="8"/></text:span><text:span text:style-name="T10">public</text:span><text:span text:style-name="T2"> Node parent = </text:span><text:span text:style-name="T10">null</text:span><text:span text:style-name="T2">;</text:span></text:p>
      <text:p text:style-name="P8"><text:span text:style-name="T2"><text:s text:c="8"/></text:span><text:span text:style-name="T10">public</text:span><text:span text:style-name="T2"> Node(</text:span><text:span text:style-name="T10">int</text:span><text:span text:style-name="T2"> v) <text:s text:c="7"/>{</text:span></text:p>
      <text:p text:style-name="P7"><text:s text:c="12"/>Value = v; <text:s text:c="7"/>} <text:s text:c="3"/>}</text:p>
      <text:p text:style-name="P8"><text:span text:style-name="T2"><text:s text:c="4"/></text:span><text:span text:style-name="T10">public</text:span><text:span text:style-name="T2"> </text:span><text:span text:style-name="T10">class</text:span><text:span text:style-name="T2"> </text:span><text:span text:style-name="T11">Tree</text:span><text:span text:style-name="T2"> <text:s text:c="3"/>{</text:span></text:p>
      <text:p text:style-name="P8"><text:span text:style-name="T2"><text:s text:c="8"/></text:span><text:span text:style-name="T10">public</text:span><text:span text:style-name="T2"> Node root = </text:span><text:span text:style-name="T10">null</text:span><text:span text:style-name="T2">;</text:span></text:p>
      <text:p text:style-name="P8"><text:span text:style-name="T2"><text:s text:c="8"/></text:span><text:span text:style-name="T10">public</text:span><text:span text:style-name="T2"> </text:span><text:span text:style-name="T10">void</text:span><text:span text:style-name="T2"> AddDef() <text:s text:c="7"/>{</text:span></text:p>
      <text:p text:style-name="P7"><text:s text:c="12"/>Add(2);Add(1);Add(4);Add(3);Add(5); <text:s text:c="7"/>}</text:p>
      <text:p text:style-name="P8"><text:span text:style-name="T2"><text:s text:c="8"/></text:span><text:span text:style-name="T10">public</text:span><text:span text:style-name="T2"> </text:span><text:span text:style-name="T10">void</text:span><text:span text:style-name="T2"> GoToDeep(Node obj) <text:s text:c="7"/>{</text:span></text:p>
      <text:p text:style-name="P7"><text:s text:c="12"/>Console.WriteLine(obj.Value);</text:p>
      <text:p text:style-name="P8"><text:span text:style-name="T2"><text:s text:c="12"/></text:span><text:span text:style-name="T10">if</text:span><text:span text:style-name="T2"> (obj.Left != </text:span><text:span text:style-name="T10">null</text:span><text:span text:style-name="T2">) GoToDeep(obj.Left);</text:span></text:p>
      <text:p text:style-name="P8"><text:span text:style-name="T2"><text:s text:c="12"/></text:span><text:span text:style-name="T10">if</text:span><text:span text:style-name="T2"> (obj.Rigth != </text:span><text:span text:style-name="T10">null</text:span><text:span text:style-name="T2">) GoToDeep(obj.Rigth); <text:s text:c="7"/>}</text:span></text:p>
      <text:p text:style-name="P8"><text:span text:style-name="T2"><text:s text:c="8"/></text:span><text:span text:style-name="T10">public</text:span><text:span text:style-name="T2"> </text:span><text:span text:style-name="T10">void</text:span><text:span text:style-name="T2"> Add(</text:span><text:span text:style-name="T10">int</text:span><text:span text:style-name="T2"> v) <text:s text:c="7"/>{</text:span></text:p>
      <text:p text:style-name="P8"><text:span text:style-name="T2"><text:s text:c="12"/></text:span><text:span text:style-name="T10">if</text:span><text:span text:style-name="T2"> (root == </text:span><text:span text:style-name="T10">null</text:span><text:span text:style-name="T2">) <text:s text:c="11"/>{</text:span></text:p>
      <text:p text:style-name="P8"><text:span text:style-name="T2"><text:s text:c="16"/>root = </text:span><text:span text:style-name="T10">new</text:span><text:span text:style-name="T2"> Node(v); <text:s text:c="11"/>} <text:s text:c="11"/></text:span><text:span text:style-name="T10">else</text:span><text:span text:style-name="T2"> <text:s text:c="11"/>{</text:span></text:p>
      <text:p text:style-name="P7"><text:s text:c="16"/>AddC(root, v); <text:s text:c="11"/>} <text:s text:c="7"/>}</text:p>
      <text:p text:style-name="P8"><text:span text:style-name="T2"><text:s text:c="8"/></text:span><text:span text:style-name="T10">private</text:span><text:span text:style-name="T2"> </text:span><text:span text:style-name="T10">void</text:span><text:span text:style-name="T2"> AddC(Node obj, </text:span><text:span text:style-name="T10">int</text:span><text:span text:style-name="T2"> v) <text:s text:c="7"/>{</text:span></text:p>
      <text:p text:style-name="P8"><text:span text:style-name="T2"><text:s text:c="12"/></text:span><text:span text:style-name="T10">if</text:span><text:span text:style-name="T2"> (obj.Value &gt; v) <text:s text:c="11"/>{</text:span></text:p>
      <text:p text:style-name="P8"><text:span text:style-name="T2"><text:s text:c="16"/></text:span><text:span text:style-name="T10">if</text:span><text:span text:style-name="T2"> (obj.Left == </text:span><text:span text:style-name="T10">null</text:span><text:span text:style-name="T2">) <text:s text:c="15"/>{</text:span></text:p>
      <text:p text:style-name="P8"><text:span text:style-name="T2"><text:s text:c="20"/>obj.Left = </text:span><text:span text:style-name="T10">new</text:span><text:span text:style-name="T2"> Node(v);</text:span></text:p>
      <text:p text:style-name="P8"><text:span text:style-name="T2"><text:s text:c="20"/>obj.Left.parent = obj; <text:s text:c="15"/>} <text:s text:c="15"/></text:span><text:span text:style-name="T10">else</text:span><text:span text:style-name="T2"> <text:s text:c="15"/>{</text:span></text:p>
      <text:p text:style-name="P8"><text:span text:style-name="T2"><text:s text:c="20"/>AddC(obj.Left, v); <text:s text:c="2"/>} <text:s text:c="11"/>} <text:s text:c="11"/></text:span><text:span text:style-name="T10">else</text:span><text:span text:style-name="T2"> <text:s text:c="11"/>{</text:span></text:p>
      <text:p text:style-name="P8"><text:span text:style-name="T2"><text:s text:c="16"/></text:span><text:span text:style-name="T10">if</text:span><text:span text:style-name="T2"> (obj.Rigth == </text:span><text:span text:style-name="T10">null</text:span><text:span text:style-name="T2">) <text:s text:c="15"/>{</text:span></text:p>
      <text:p text:style-name="P8"><text:span text:style-name="T2"><text:s text:c="20"/>obj.Rigth = </text:span><text:span text:style-name="T10">new</text:span><text:span text:style-name="T2"> Node(v);</text:span></text:p>
      <text:p text:style-name="P8"><text:span text:style-name="T2"><text:s text:c="20"/>obj.Rigth.parent = obj; <text:s text:c="15"/>} <text:s text:c="15"/></text:span><text:span text:style-name="T10">else</text:span><text:span text:style-name="T2"> <text:s text:c="15"/>{</text:span></text:p>
      <text:p text:style-name="P7"><text:s text:c="20"/>AddC(obj.Rigth, v); <text:s/>} <text:s text:c="3"/>} <text:s text:c="5"/>}</text:p>
      <text:p text:style-name="P8"><text:span text:style-name="T2"><text:s text:c="8"/></text:span><text:span text:style-name="T10">public</text:span><text:span text:style-name="T2"> </text:span><text:span text:style-name="T10">void</text:span><text:span text:style-name="T2"> Delete(</text:span><text:span text:style-name="T10">int</text:span><text:span text:style-name="T2"> v)</text:span></text:p>
      <text:p text:style-name="P8"><text:span text:style-name="T2"><text:s text:c="8"/>{ <text:s text:c="11"/></text:span><text:span text:style-name="T10">if</text:span><text:span text:style-name="T2"> (root == </text:span><text:span text:style-name="T10">null</text:span><text:span text:style-name="T2">) <text:s text:c="11"/>{</text:span></text:p>
      <text:p text:style-name="P8"><text:span text:style-name="T2"><text:s text:c="16"/>Console.WriteLine(</text:span><text:span text:style-name="T12">"Root null"</text:span><text:span text:style-name="T2">); <text:s text:c="11"/>} <text:s text:c="11"/></text:span><text:span text:style-name="T10">else</text:span><text:span text:style-name="T2"> <text:s text:c="11"/>{</text:span></text:p>
      <text:p text:style-name="P7"><text:soft-page-break/><text:s text:c="16"/>DelC(root, v); <text:s text:c="5"/>} <text:s text:c="7"/>}</text:p>
      <text:p text:style-name="P8"><text:span text:style-name="T2"><text:s text:c="8"/></text:span><text:span text:style-name="T10">private</text:span><text:span text:style-name="T2"> </text:span><text:span text:style-name="T10">void</text:span><text:span text:style-name="T2"> DelC(Node obj, </text:span><text:span text:style-name="T10">int</text:span><text:span text:style-name="T2"> v) <text:s text:c="7"/>{</text:span></text:p>
      <text:p text:style-name="P8"><text:span text:style-name="T2"><text:s text:c="12"/></text:span><text:span text:style-name="T10">if</text:span><text:span text:style-name="T2"> (obj.Value == v) <text:s text:c="11"/>{</text:span></text:p>
      <text:p text:style-name="P8"><text:span text:style-name="T2"><text:s text:c="16"/></text:span><text:span text:style-name="T10">if</text:span><text:span text:style-name="T2"> (AnalyticTypeForMinFindDel(obj) == 1) <text:s text:c="15"/>{</text:span></text:p>
      <text:p text:style-name="P7"><text:s text:c="20"/>obj.Value = FindMin(obj.Rigth);</text:p>
      <text:p text:style-name="P7"><text:s text:c="20"/>DelC(obj.Rigth, FindMin(obj.Rigth)); <text:s text:c="15"/>}</text:p>
      <text:p text:style-name="P8"><text:span text:style-name="T2"><text:s text:c="16"/></text:span><text:span text:style-name="T10">else</text:span><text:span text:style-name="T2"> </text:span><text:span text:style-name="T10">if</text:span><text:span text:style-name="T2"> (AnalyticTypeForMinFindDel(obj) == 2) <text:s text:c="15"/>{</text:span></text:p>
      <text:p text:style-name="P8"><text:span text:style-name="T2"><text:s text:c="20"/></text:span><text:span text:style-name="T10">if</text:span><text:span text:style-name="T2"> (obj == root) <text:s text:c="19"/>{</text:span></text:p>
      <text:p text:style-name="P8"><text:span text:style-name="T2"><text:s text:c="24"/>obj.Left.parent = </text:span><text:span text:style-name="T10">null</text:span><text:span text:style-name="T2">;</text:span></text:p>
      <text:p text:style-name="P8"><text:span text:style-name="T2"><text:s text:c="24"/>root = obj.Left; <text:s text:c="19"/>} <text:s text:c="19"/></text:span><text:span text:style-name="T10">else</text:span><text:span text:style-name="T2"> <text:s text:c="19"/>{</text:span></text:p>
      <text:p text:style-name="P8"><text:span text:style-name="T2"><text:s text:c="24"/>obj.parent.Left = obj.Left; <text:s text:c="2"/>} <text:s text:c="15"/>}</text:span><text:span text:style-name="T10">else</text:span><text:span text:style-name="T2"> <text:s text:c="4"/>{</text:span></text:p>
      <text:p text:style-name="P8"><text:span text:style-name="T2"><text:s text:c="20"/></text:span><text:span text:style-name="T10">if</text:span><text:span text:style-name="T2"> (obj == root) <text:s text:c="19"/>{</text:span></text:p>
      <text:p text:style-name="P8"><text:span text:style-name="T2"><text:s text:c="24"/>root = </text:span><text:span text:style-name="T10">null</text:span><text:span text:style-name="T2">; <text:s text:c="19"/>}</text:span></text:p>
      <text:p text:style-name="P8"><text:span text:style-name="T2"><text:s text:c="20"/></text:span><text:span text:style-name="T10">else</text:span><text:span text:style-name="T2"> </text:span><text:span text:style-name="T10">if</text:span><text:span text:style-name="T2"> (PerevParnt(obj) == 1) <text:s text:c="19"/>{</text:span></text:p>
      <text:p text:style-name="P8"><text:span text:style-name="T2"><text:s text:c="24"/>obj.parent.Rigth = </text:span><text:span text:style-name="T10">null</text:span><text:span text:style-name="T2">; <text:s text:c="19"/>}</text:span></text:p>
      <text:p text:style-name="P8"><text:span text:style-name="T2"><text:s text:c="20"/></text:span><text:span text:style-name="T10">else</text:span><text:span text:style-name="T2"> </text:span><text:span text:style-name="T10">if</text:span><text:span text:style-name="T2"> (PerevParnt(obj) == 2) <text:s text:c="19"/>{</text:span></text:p>
      <text:p text:style-name="P8"><text:span text:style-name="T2"><text:s text:c="24"/>obj.parent.Left = </text:span><text:span text:style-name="T10">null</text:span><text:span text:style-name="T2">; <text:s/>} <text:s text:c="2"/>} <text:s text:c="2"/>}</text:span></text:p>
      <text:p text:style-name="P8"><text:span text:style-name="T2"><text:s text:c="12"/></text:span><text:span text:style-name="T10">else</text:span><text:span text:style-name="T2"> </text:span><text:span text:style-name="T10">if</text:span><text:span text:style-name="T2"> (obj.Value &gt; v) <text:s text:c="11"/>{</text:span></text:p>
      <text:p text:style-name="P8"><text:span text:style-name="T2"><text:s text:c="16"/></text:span><text:span text:style-name="T10">if</text:span><text:span text:style-name="T2"> (obj.Left != </text:span><text:span text:style-name="T10">null</text:span><text:span text:style-name="T2">)</text:span></text:p>
      <text:p text:style-name="P8"><text:span text:style-name="T2"><text:s text:c="20"/>DelC(obj.Left, v); <text:s text:c="15"/></text:span><text:span text:style-name="T10">else</text:span><text:span text:style-name="T2"> <text:s text:c="15"/>{</text:span></text:p>
      <text:p text:style-name="P8"><text:span text:style-name="T2"><text:s text:c="20"/>Console.WriteLine(</text:span><text:span text:style-name="T12">"not found"</text:span><text:span text:style-name="T2">); <text:s text:c="3"/>} <text:s text:c="4"/>}</text:span></text:p>
      <text:p text:style-name="P8"><text:span text:style-name="T2"><text:s text:c="12"/></text:span><text:span text:style-name="T10">else</text:span><text:span text:style-name="T2"> </text:span><text:span text:style-name="T10">if</text:span><text:span text:style-name="T2"> (obj.Value &lt;= v) <text:s text:c="11"/>{</text:span></text:p>
      <text:p text:style-name="P8"><text:span text:style-name="T2"><text:s text:c="16"/></text:span><text:span text:style-name="T10">if</text:span><text:span text:style-name="T2"> (obj.Rigth != </text:span><text:span text:style-name="T10">null</text:span><text:span text:style-name="T2">)</text:span></text:p>
      <text:p text:style-name="P8"><text:span text:style-name="T2"><text:s text:c="20"/>DelC(obj.Rigth, v); <text:s text:c="15"/></text:span><text:span text:style-name="T10">else</text:span><text:span text:style-name="T2"> <text:s text:c="15"/>{</text:span></text:p>
      <text:p text:style-name="P8"><text:span text:style-name="T2"><text:s text:c="20"/>Console.WriteLine(</text:span><text:span text:style-name="T12">"not found"</text:span><text:span text:style-name="T2">); <text:s text:c="5"/>} <text:s text:c="4"/>} <text:s text:c="3"/>}</text:span></text:p>
      <text:p text:style-name="P8"><text:span text:style-name="T2"><text:s text:c="8"/></text:span><text:span text:style-name="T10">private</text:span><text:span text:style-name="T2"> </text:span><text:span text:style-name="T10">int</text:span><text:span text:style-name="T2"> PerevParnt(Node obj)</text:span></text:p>
      <text:p text:style-name="P8"><text:span text:style-name="T2"><text:s text:c="8"/>{ <text:s text:c="11"/></text:span><text:span text:style-name="T10">if</text:span><text:span text:style-name="T2"> (obj.parent.Left == obj){ <text:s text:c="15"/></text:span><text:span text:style-name="T10">return</text:span><text:span text:style-name="T2"> 2; <text:s text:c="11"/>}</text:span></text:p>
      <text:p text:style-name="P8"><text:span text:style-name="T2"><text:s text:c="12"/></text:span><text:span text:style-name="T10">else</text:span><text:span text:style-name="T2"> </text:span><text:span text:style-name="T10">if</text:span><text:span text:style-name="T2"> (obj.parent.Rigth == obj){ </text:span><text:span text:style-name="T10">return</text:span><text:span text:style-name="T2"> 1;} </text:span><text:span text:style-name="T10">return</text:span><text:span text:style-name="T2"> -1;</text:span></text:p>
      <text:p text:style-name="P8"><text:span text:style-name="T2"><text:s text:c="8"/>} <text:s text:c="7"/></text:span><text:span text:style-name="T10">private</text:span><text:span text:style-name="T2"> </text:span><text:span text:style-name="T10">int</text:span><text:span text:style-name="T2"> FindMin(Node obj) <text:s text:c="7"/>{</text:span></text:p>
      <text:p text:style-name="P8"><text:span text:style-name="T2"><text:s text:c="12"/></text:span><text:span text:style-name="T10">int</text:span><text:span text:style-name="T2"> i = obj.Value;</text:span></text:p>
      <text:p text:style-name="P8"><text:span text:style-name="T2"><text:s text:c="12"/></text:span><text:span text:style-name="T10">if</text:span><text:span text:style-name="T2"> (obj.Left != </text:span><text:span text:style-name="T10">null</text:span><text:span text:style-name="T2">) <text:s text:c="11"/>{</text:span></text:p>
      <text:p text:style-name="P7"><text:s text:c="16"/>i = FindMin(obj.Left); <text:s text:c="11"/>}</text:p>
      <text:p text:style-name="P8"><text:span text:style-name="T2"><text:s text:c="12"/></text:span><text:span text:style-name="T10">return</text:span><text:span text:style-name="T2"> i; <text:s text:c="7"/>}</text:span></text:p>
      <text:p text:style-name="P8"><text:span text:style-name="T2"><text:s text:c="8"/></text:span><text:span text:style-name="T10">private</text:span><text:span text:style-name="T2"> </text:span><text:span text:style-name="T10">int</text:span><text:span text:style-name="T2"> AnalyticTypeForMinFindDel(Node obj) <text:s text:c="7"/>{</text:span></text:p>
      <text:p text:style-name="P8"><text:span text:style-name="T2"><text:s text:c="12"/></text:span><text:span text:style-name="T10">if</text:span><text:span text:style-name="T2"> (obj.Rigth != </text:span><text:span text:style-name="T10">null</text:span><text:span text:style-name="T2">) <text:s text:c="11"/>{</text:span></text:p>
      <text:p text:style-name="P8"><text:span text:style-name="T2"><text:s text:c="16"/></text:span><text:span text:style-name="T10">return</text:span><text:span text:style-name="T2"> 1; <text:s text:c="11"/>}</text:span></text:p>
      <text:p text:style-name="P8"><text:span text:style-name="T2"><text:s text:c="12"/></text:span><text:span text:style-name="T10">else</text:span><text:span text:style-name="T2"> </text:span><text:span text:style-name="T10">if</text:span><text:span text:style-name="T2"> (obj.Left == </text:span><text:span text:style-name="T10">null</text:span><text:span text:style-name="T2">) <text:s text:c="11"/>{</text:span></text:p>
      <text:p text:style-name="P8"><text:span text:style-name="T2"><text:s text:c="16"/></text:span><text:span text:style-name="T10">return</text:span><text:span text:style-name="T2"> 0; <text:s text:c="11"/>}</text:span></text:p>
      <text:p text:style-name="P8"><text:soft-page-break/><text:span text:style-name="T2"><text:s text:c="12"/></text:span><text:span text:style-name="T10">return</text:span><text:span text:style-name="T2"> 2; <text:s text:c="7"/>} <text:s text:c="3"/>}</text:span></text:p>
      <text:p text:style-name="P8"><text:span text:style-name="T2"><text:s text:c="4"/></text:span><text:span text:style-name="T10">class</text:span><text:span text:style-name="T2"> </text:span><text:span text:style-name="T11">Program</text:span><text:span text:style-name="T2"> <text:s text:c="3"/>{</text:span></text:p>
      <text:p text:style-name="P8"><text:span text:style-name="T2"><text:s text:c="8"/></text:span><text:span text:style-name="T10">static</text:span><text:span text:style-name="T2"> </text:span><text:span text:style-name="T10">void</text:span><text:span text:style-name="T2"> Main(</text:span><text:span text:style-name="T10">string</text:span><text:span text:style-name="T2">[] args) <text:s text:c="7"/>{</text:span></text:p>
      <text:p text:style-name="P8"><text:span text:style-name="T2"><text:s text:c="12"/>Program op = </text:span><text:span text:style-name="T10">new</text:span><text:span text:style-name="T2"> Program();</text:span></text:p>
      <text:p text:style-name="P8"><text:span text:style-name="T2"><text:s text:c="12"/>Tree MyTree = </text:span><text:span text:style-name="T10">new</text:span><text:span text:style-name="T2"> Tree();</text:span></text:p>
      <text:p text:style-name="P8"><text:span text:style-name="T2"><text:s text:c="12"/></text:span><text:span text:style-name="T10">string</text:span><text:span text:style-name="T2">[] m = Console.ReadLine().Split();</text:span></text:p>
      <text:p text:style-name="P8"><text:span text:style-name="T2"><text:tab/> <text:s text:c="5"/></text:span><text:span text:style-name="T10">int</text:span><text:span text:style-name="T2">[] tm = </text:span><text:span text:style-name="T10">new</text:span><text:span text:style-name="T2"> </text:span><text:span text:style-name="T10">int</text:span><text:span text:style-name="T2">[m.Length];</text:span></text:p>
      <text:p text:style-name="P8"><text:span text:style-name="T2"><text:s text:c="12"/></text:span><text:span text:style-name="T10">for</text:span><text:span text:style-name="T2">(</text:span><text:span text:style-name="T10">int</text:span><text:span text:style-name="T2"> i =0;i&lt;tm.Length;i++) <text:s text:c="11"/>{</text:span></text:p>
      <text:p text:style-name="P7"><text:s text:c="16"/>tm[i]=Convert.ToInt32(m[i]); <text:s text:c="11"/>}</text:p>
      <text:p text:style-name="P8"><text:span text:style-name="T2"><text:s text:c="12"/>Array.Sort(tm);</text:span></text:p>
      <text:p text:style-name="P8"><text:span text:style-name="T2"><text:s text:c="12"/></text:span><text:span text:style-name="T10">for</text:span><text:span text:style-name="T2"> (</text:span><text:span text:style-name="T10">int</text:span><text:span text:style-name="T2"> i = 0; i &lt; m.Length; i++) <text:s text:c="11"/>{</text:span></text:p>
      <text:p text:style-name="P7"><text:s text:c="16"/>MyTree.Add(Convert.ToInt32(m[i])); <text:s text:c="11"/>}</text:p>
      <text:p text:style-name="P7"><text:s text:c="12"/>op.GoSearch(MyTree); <text:s text:c="7"/>}</text:p>
      <text:p text:style-name="P8"><text:span text:style-name="T2"><text:s text:c="8"/></text:span><text:span text:style-name="T10">void</text:span><text:span text:style-name="T2"> GoSearch(Tree MyTree) <text:s text:c="7"/>{</text:span></text:p>
      <text:p text:style-name="P8"><text:span text:style-name="T2"><text:s text:c="12"/>Program op_t = </text:span><text:span text:style-name="T10">new</text:span><text:span text:style-name="T2"> Program();</text:span></text:p>
      <text:p text:style-name="P8"><text:span text:style-name="T2"><text:s text:c="12"/></text:span><text:span text:style-name="T10">int</text:span><text:span text:style-name="T2"> g1 = 0;</text:span></text:p>
      <text:p text:style-name="P8"><text:span text:style-name="T2"><text:s text:c="12"/></text:span><text:span text:style-name="T10">int</text:span><text:span text:style-name="T2"> g2 = 0;</text:span></text:p>
      <text:p text:style-name="P8"><text:span text:style-name="T2"><text:s text:c="12"/>Quest6(MyTree.root, </text:span><text:span text:style-name="T10">ref</text:span><text:span text:style-name="T2"> g1, </text:span><text:span text:style-name="T10">ref</text:span><text:span text:style-name="T2"> g2);</text:span></text:p>
      <text:p text:style-name="P8"><text:span text:style-name="T2"><text:s text:c="12"/>Console.WriteLine(g1 + </text:span><text:span text:style-name="T12">" "</text:span><text:span text:style-name="T2"> + g2); <text:s text:c="7"/>}</text:span></text:p>
      <text:p text:style-name="P8"><text:span text:style-name="T2"><text:s text:c="8"/></text:span><text:span text:style-name="T10">void</text:span><text:span text:style-name="T2"> Quest6(Node obj, </text:span><text:span text:style-name="T10">ref</text:span><text:span text:style-name="T2"> </text:span><text:span text:style-name="T10">int</text:span><text:span text:style-name="T2"> g1, </text:span><text:span text:style-name="T10">ref</text:span><text:span text:style-name="T2"> </text:span><text:span text:style-name="T10">int</text:span><text:span text:style-name="T2"> g2) <text:s text:c="7"/>{</text:span></text:p>
      <text:p text:style-name="P8"><text:span text:style-name="T2"><text:s text:c="12"/></text:span><text:span text:style-name="T10">int</text:span><text:span text:style-name="T2"> temp = 0;</text:span></text:p>
      <text:p text:style-name="P8"><text:span text:style-name="T2"><text:s text:c="12"/></text:span><text:span text:style-name="T10">if</text:span><text:span text:style-name="T2"> (obj.Rigth != </text:span><text:span text:style-name="T10">null</text:span><text:span text:style-name="T2">) <text:s text:c="11"/>{</text:span></text:p>
      <text:p text:style-name="P8"><text:span text:style-name="T2"><text:s text:c="16"/>Quest6(obj.Rigth, </text:span><text:span text:style-name="T10">ref</text:span><text:span text:style-name="T2"> g1, </text:span><text:span text:style-name="T10">ref</text:span><text:span text:style-name="T2"> g2); <text:s text:c="11"/>}</text:span></text:p>
      <text:p text:style-name="P8"><text:span text:style-name="T2"><text:s text:c="12"/></text:span><text:span text:style-name="T10">if</text:span><text:span text:style-name="T2"> (obj.Left != </text:span><text:span text:style-name="T10">null</text:span><text:span text:style-name="T2">) <text:s text:c="11"/>{</text:span></text:p>
      <text:p text:style-name="P8"><text:span text:style-name="T2"><text:s text:c="16"/>Quest6(obj.Left, </text:span><text:span text:style-name="T10">ref</text:span><text:span text:style-name="T2"> g1, </text:span><text:span text:style-name="T10">ref</text:span><text:span text:style-name="T2"> g2); <text:s text:c="11"/>}</text:span></text:p>
      <text:p text:style-name="P7"><text:s text:c="12"/>temp = obj.Value;</text:p>
      <text:p text:style-name="P8"><text:span text:style-name="T2"><text:s text:c="12"/></text:span><text:span text:style-name="T10">if</text:span><text:span text:style-name="T2"> (g1 &lt; g2) <text:s text:c="11"/>{</text:span></text:p>
      <text:p text:style-name="P7"><text:s text:c="16"/>g1 += temp; <text:s text:c="11"/>}</text:p>
      <text:p text:style-name="P8"><text:span text:style-name="T2"><text:s text:c="12"/></text:span><text:span text:style-name="T10">else</text:span><text:span text:style-name="T2"> <text:s text:c="11"/>{</text:span></text:p>
      <text:p text:style-name="P6"><text:span text:style-name="T20"><text:s text:c="16"/>g2 += temp; }}}</text:span></text:p>
      <text:p text:style-name="P3">Приложение 1.2</text:p>
      <text:p text:style-name="P2">Тест задания 1</text:p>
      <text:p text:style-name="P2"><draw:frame draw:style-name="fr1" draw:name="Графический объект1" text:anchor-type="paragraph" svg:width="4.339cm" svg:height="0.714cm" draw:z-index="0"><draw:image xlink:href="Pictures/20000007000010F4000002CB78207ECE.svm" xlink:type="simple" xlink:show="embed" xlink:actuate="onLoad"/></draw:frame></text:p>
      <text:p text:style-name="P1"><text:s text:c="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Segoe UI1" svg:font-family="'Segoe UI'"/>
    <style:font-face style:name="Times New Roman2" svg:font-family="'Times New Roman'"/>
    <style:font-face style:name="Times New Roman1" svg:font-family="'Times New Roman', serif"/>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3" style:font-size-asian="12pt" style:language-asian="ru" style:country-asian="RU" style:font-name-complex="Times New Roman3"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3" style:font-size-asian="10pt" style:font-name-complex="Courier New2" style:font-size-complex="10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2" style:font-size-complex="9pt"/>
    </style:style>
    <style:style style:name="ListLabel_20_1" style:display-name="ListLabel 1" style:family="text">
      <style:text-properties style:font-name-complex="Courier New2"/>
    </style:style>
    <style:style style:name="ListLabel_20_2" style:display-name="ListLabel 2" style:family="text">
      <style:text-properties style:font-name-complex="Times New Roman3"/>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лекс</meta:initial-creator>
    <meta:editing-cycles>221</meta:editing-cycles>
    <meta:print-date>2019-09-23T21:17:18.47</meta:print-date>
    <meta:creation-date>2019-04-02T15:10:00</meta:creation-date>
    <dc:date>2019-10-14T23:08:17.73</dc:date>
    <meta:editing-duration>PT6H4M33S</meta:editing-duration>
    <meta:generator>OpenOffice/4.1.6$Win32 OpenOffice.org_project/416m1$Build-9790</meta:generator>
    <meta:document-statistic meta:table-count="0" meta:image-count="1" meta:object-count="0" meta:page-count="7" meta:paragraph-count="143" meta:word-count="990" meta:character-count="89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